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84pt"/>
    </style:style>
    <style:style style:name="co4" style:family="table-column">
      <style:table-column-properties fo:break-before="auto" style:column-width="62.19pt"/>
    </style:style>
    <style:style style:name="co5" style:family="table-column">
      <style:table-column-properties fo:break-before="auto" style:column-width="145.81pt"/>
    </style:style>
    <style:style style:name="co6" style:family="table-column">
      <style:table-column-properties fo:break-before="auto" style:column-width="220.99pt"/>
    </style:style>
    <style:style style:name="co7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1" office:value-type="string" calcext:value-type="string">
            <text:p>Test Run?</text:p>
          </table:table-cell>
          <table:table-cell table:style-name="ce1" office:value-type="string" calcext:value-type="string">
            <text:p>FW version</text:p>
          </table:table-cell>
          <table:table-cell table:style-name="ce1" office:value-type="string" calcext:value-type="string">
            <text:p>Tested by Production tester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 LE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hould flash during programming, but stays red</text:p>
          </table:table-cell>
        </table:table-row>
        <table:table-row table:style-name="ro1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erse power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X overvoltage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OS firmwar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p cas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mpar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mul div sub ad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cos sin tan sq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 atan2 exp l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snprintf inte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printf floa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doesn't work</text:p>
          </table:table-cell>
        </table:table-row>
        <table:table-row table:style-name="ro1">
          <table:table-cell table:style-name="ce2" office:value-type="string" calcext:value-type="string">
            <text:p>strncpy cpy cmp ncmp chr le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toul, strtol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ltoa, utoa, etc.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etchar cangetchar putcha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analogRefere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fails on A4, A5</text:p>
          </table:table-cell>
        </table:table-row>
        <table:table-row table:style-name="ro1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fails on A0-A3 after analogWrite() to those pins</text:p>
          </table:table-cell>
        </table:table-row>
        <table:table-row table:style-name="ro1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h/detachInterrup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h/detachFastinterrup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ne/noT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ftOut/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lseIn/lo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dom/randomS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ll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r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2cTranscieve/SetupSla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okSoftPw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OS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getHWVer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not implemented in OS?</text:p>
          </table:table-cell>
        </table:table-row>
        <table:table-row table:style-name="ro1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it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umeThr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ieldThread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leep/Unti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threadSleep is unstable for amount of time it sleeps</text:p>
          </table:table-cell>
        </table:table-row>
        <table:table-row table:style-name="ro1">
          <table:table-cell office:value-type="string" calcext:value-type="string">
            <text:p>setThreadN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Timer/resetTim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texInit/Lock/Trylock/Unlo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shErase/flashWr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Sud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Serial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okSysTi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Show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use the neopixel sample progra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erver firmwa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0x105</text:p>
          </table:table-cell>
          <table:table-cell/>
          <table:table-cell office:value-type="string" calcext:value-type="string">
            <text:p>unstable on firmware 0x105 – too many interrupts hooked?</text:p>
          </table:table-cell>
        </table:table-row>
        <table:table-row table:style-name="ro1">
          <table:table-cell office:value-type="string" calcext:value-type="string">
            <text:p>serialEvent</text:p>
          </table:table-cell>
          <table:table-cell office:value-type="string" calcext:value-type="string">
            <text:p>FAIL</text:p>
          </table:table-cell>
          <table:table-cell table:number-columns-repeated="5"/>
          <table:table-cell office:value-type="string" calcext:value-type="string">
            <text:p>simply don't support on LTC?</text:p>
          </table:table-cell>
        </table:table-row>
        <table:table-row table:style-name="ro1">
          <table:table-cell office:value-type="string" calcext:value-type="string">
            <text:p>eeprom (flasherase, flashwrit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v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Byte, highBy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Read, bitWri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tSet, BitClear, bit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17:55:27.011519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H59M25S</meta:editing-duration>
    <meta:editing-cycles>26</meta:editing-cycles>
    <meta:generator>LibreOffice/5.1.4.2$Linux_X86_64 LibreOffice_project/10m0$Build-2</meta:generator>
    <dc:date>2017-01-14T22:49:09.478840997</dc:date>
    <meta:document-statistic meta:table-count="3" meta:cell-count="230" meta:object-count="0"/>
    <meta:user-defined meta:name="Info 1"/>
    <meta:user-defined meta:name="Info 2"/>
    <meta:user-defined meta:name="Info 3"/>
    <meta:user-defined meta:name="Info 4"/>
  </office:meta>
</office:document-meta>
</file>